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eResource.getAttributeValues( String name , Configuration modeConf , Map objectMode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ocateResource.getAttribute( String name , Configuration modeConf , Map object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ateResource.locateResource( String urlstring , String filename , int minLe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LocateResource.calculateMinLe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teResourc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Resource.shortenURI( String urlstring , int min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teResource.extractFilename( String url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teResourc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